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0472ea" officeooo:paragraph-rsid="00111eea" style:font-weight-asian="bold" style:font-weight-complex="bold"/>
    </style:style>
    <style:style style:name="P2" style:family="paragraph" style:parent-style-name="Standard">
      <style:paragraph-properties fo:text-align="justify" style:justify-single-word="false"/>
      <style:text-properties officeooo:rsid="000472ea" officeooo:paragraph-rsid="00111eea"/>
    </style:style>
    <style:style style:name="P3" style:family="paragraph" style:parent-style-name="Standard">
      <style:paragraph-properties fo:text-align="justify" style:justify-single-word="false"/>
      <style:text-properties officeooo:rsid="000472ea" officeooo:paragraph-rsid="00143c34"/>
    </style:style>
    <style:style style:name="P4" style:family="paragraph" style:parent-style-name="Standard">
      <style:paragraph-properties fo:text-align="justify" style:justify-single-word="false"/>
      <style:text-properties fo:font-weight="normal" officeooo:rsid="00122ed1" officeooo:paragraph-rsid="00122ed1" style:font-weight-asian="normal" style:font-weight-complex="normal"/>
    </style:style>
    <style:style style:name="P5" style:family="paragraph" style:parent-style-name="Standard">
      <style:paragraph-properties fo:text-align="justify" style:justify-single-word="false"/>
      <style:text-properties fo:font-size="11pt" officeooo:rsid="00138e4a" officeooo:paragraph-rsid="00138e4a" style:font-size-asian="9.60000038146973pt" style:font-size-complex="11pt"/>
    </style:style>
    <style:style style:name="P6" style:family="paragraph" style:parent-style-name="Standard">
      <style:paragraph-properties fo:text-align="justify" style:justify-single-word="false"/>
      <style:text-properties fo:font-size="11pt" officeooo:rsid="00138e4a" officeooo:paragraph-rsid="00111eea" style:font-size-asian="9.60000038146973pt" style:font-size-complex="11pt"/>
    </style:style>
    <style:style style:name="P7" style:family="paragraph" style:parent-style-name="Standard" style:list-style-name="L1">
      <style:paragraph-properties fo:text-align="justify" style:justify-single-word="false"/>
      <style:text-properties fo:font-size="11pt" officeooo:rsid="00138e4a" officeooo:paragraph-rsid="00138e4a" style:font-size-asian="9.60000038146973pt" style:font-size-complex="11pt"/>
    </style:style>
    <style:style style:name="T1" style:family="text">
      <style:text-properties officeooo:rsid="0006d8ad"/>
    </style:style>
    <style:style style:name="T2" style:family="text">
      <style:text-properties fo:font-weight="bold" style:font-weight-asian="bold" style:font-weight-complex="bold"/>
    </style:style>
    <style:style style:name="T3" style:family="text">
      <style:text-properties fo:font-weight="bold" officeooo:rsid="000496bd" style:font-weight-asian="bold" style:font-weight-complex="bold"/>
    </style:style>
    <style:style style:name="T4" style:family="text">
      <style:text-properties fo:font-size="11pt" style:font-size-asian="9.60000038146973pt" style:font-size-complex="11pt"/>
    </style:style>
    <style:style style:name="T5" style:family="text">
      <style:text-properties fo:font-size="11pt" officeooo:rsid="00122ed1" style:font-size-asian="9.60000038146973pt" style:font-size-complex="11pt"/>
    </style:style>
    <style:style style:name="T6" style:family="text">
      <style:text-properties fo:font-size="11pt" officeooo:rsid="00138e4a" style:font-size-asian="9.60000038146973pt" style:font-size-complex="11pt"/>
    </style:style>
    <style:style style:name="T7" style:family="text">
      <style:text-properties fo:font-size="11pt" officeooo:rsid="00008a70" style:font-size-asian="9.60000038146973pt" style:font-size-complex="11pt"/>
    </style:style>
    <style:style style:name="T8" style:family="text">
      <style:text-properties fo:font-size="11pt" officeooo:rsid="00152c2c" style:font-size-asian="9.60000038146973pt" style:font-size-complex="11pt"/>
    </style:style>
    <style:style style:name="T9" style:family="text">
      <style:text-properties fo:font-size="11pt" fo:font-weight="normal" officeooo:rsid="00122ed1" style:font-size-asian="9.60000038146973pt" style:font-weight-asian="normal" style:font-size-complex="11pt" style:font-weight-complex="normal"/>
    </style:style>
    <style:style style:name="T10" style:family="text">
      <style:text-properties fo:font-size="11pt" fo:font-weight="normal" officeooo:rsid="00138e4a" style:font-size-asian="9.60000038146973pt" style:font-weight-asian="normal" style:font-size-complex="11pt" style:font-weight-complex="normal"/>
    </style:style>
    <style:style style:name="T11" style:family="text">
      <style:text-properties officeooo:rsid="000496bd"/>
    </style:style>
    <style:style style:name="T12" style:family="text">
      <style:text-properties officeooo:rsid="00122e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ón del Juego de Prueba<text:span text:style-name="T12">s</text:span> <text:span text:style-name="T1">de la clase 'alfabeto.java'</text:span></text:p>
      <text:p text:style-name="P2"/>
      <text:p text:style-name="P2"/>
      <text:p text:style-name="P2">• <text:span text:style-name="T2">Obj</text:span><text:span text:style-name="T3">eto de la prueba: </text:span><text:span text:style-name="T9">Este juego de pruebas engloba la clase alfabeto.</text:span></text:p>
      <text:p text:style-name="P4"><text:span text:style-name="T5">D</text:span><text:span text:style-name="T4">icha clase representa todos los simbolos de un alfabeto. Su uso se basa en tener acceso a todos los simbolos que lo forman, ya sea para consultarlos o para su modificación.</text:span></text:p>
      <text:p text:style-name="P2"/>
      <text:p text:style-name="P3">• <text:span text:style-name="T2">Otros elementos integrados en la prueba:</text:span><text:span text:style-name="T11"> </text:span><text:span text:style-name="T7">Se ha crado el archivo de compilación y ejecución 'Makefile'. Con sólo teclear 'make' se compilará y ejecutará la clase </text:span><text:span text:style-name="T8">con</text:span><text:span text:style-name="T7"> el juego de pruebas.</text:span></text:p>
      <text:p text:style-name="P2"/>
      <text:p text:style-name="P2">• <text:span text:style-name="T2">Drivers: </text:span><text:span text:style-name="T10">Para hempezar, se ha creado el “controladorAlfabeto.java”, ya que alfabeto es una clase que se comunicará directamente con el usuario. Este controlador es el que permite la comunicación entre la capa de presentación y la de dominio. Finalmente, se ha creado el “driverControladorAlfabeto.java”, que es el que tiene la función 'main', la que finalmente permite probar el correcto funcionamiento de dicha clase alfabeto.</text:span></text:p>
      <text:p text:style-name="P2"/>
      <text:p text:style-name="P2">• <text:span text:style-name="T2">Stubs:</text:span> <text:span text:style-name="T6">No se han usado stubs para esta clase.</text:span></text:p>
      <text:p text:style-name="P2"/>
      <text:p text:style-name="P2">• <text:span text:style-name="T2">Fichero de datos necesario:</text:span><text:span text:style-name="T11"> <text:s/></text:span><text:span text:style-name="T6">En el archivo “driverControladorAlfabeto.in” están los datos necesarios para probar la clase desde un archivo. En éste se prueban que todas las funcionalidades de la clase funcionen corretamente. En el código se han puesto excepciones de posibles errores, que informaran de ellos si es debido el caso.</text:span></text:p>
      <text:p text:style-name="P2"/>
      <text:p text:style-name="P2">•<text:span text:style-name="T2"> Valores estudiados:</text:span><text:span text:style-name="T11"> </text:span><text:span text:style-name="T6">Básicamente se han puesto valores aleatorios para hacer la prueba de esta clase.</text:span></text:p>
      <text:list xml:id="list9057444263109652220" text:style-name="L1">
        <text:list-item>
          <text:p text:style-name="P7">La primera funcionalidad es la de crar un alfabeto por de fecto, por lo que sólo se ejecuta ese método sin ningun otro parámetro de entrada.</text:p>
        </text:list-item>
        <text:list-item>
          <text:p text:style-name="P7">La segunda funcionalidad es la de crear un alfabeto a partir del nombre de un alfabeto (String) y el número de caracteres que contiene (Integer); seguidamente se introducen dichos caracteres. En el archivo de entrada se utiliza el castellano, con cinco caracteres de entrada (a, b, c, d, e).</text:p>
        </text:list-item>
        <text:list-item>
          <text:p text:style-name="P7">La tercera funcionalidad es la de copiar un alfabeto pasándole por parámetro otro alfabeto. En el juego de pruebas se ha preestablecido que la nueva copia del nuevo alfabeto sea ya de un alfabeto que estará ya creado, por lo tanto, para probar esta funcionalidad el usuario solo deberá teclear el numero 3.</text:p>
        </text:list-item>
        <text:list-item>
          <text:p text:style-name="P7">La cuarta funcionalidad es la de añadir un simbolo al alfabeto. Se puede añadir un simbolo cualuqieroa, por loque en el juego de pruebas introduce el carácter 'f'.</text:p>
        </text:list-item>
        <text:list-item>
          <text:p text:style-name="P7">La última funcionalidad escribe todo el alfabeto. Con este método se pueden ver por pantalla todos los caracteres que contiene.</text:p>
        </text:list-item>
      </text:list>
      <text:p text:style-name="P2"/>
      <text:p text:style-name="P2">•<text:span text:style-name="T2"> Operativa:</text:span> <text:span text:style-name="T6">El funcionamiento del ejecutable se basa en la repetida introduccón de números y seguidamente, de los datos con los que se quieran operar. Cuando se ejecuta, aparecen por pantalla todos los métodos de la clase: </text:span></text:p>
      <text:p text:style-name="P6"/>
      <text:p text:style-name="P5">DriverAlfabeto. Elige una opicion:</text:p>
      <text:p text:style-name="P5"><text:s text:c="9"/>1) alfabeto()</text:p>
      <text:p text:style-name="P5"><text:s text:c="9"/>2) alfabeto(String idioma, int n)</text:p>
      <text:p text:style-name="P5"><text:s text:c="9"/>3) alfabeto(alfabeto original)</text:p>
      <text:p text:style-name="P5"><text:s text:c="9"/>4) addSimbolo (simbolo newsimbolo)</text:p>
      <text:p text:style-name="P5"><text:s text:c="9"/>5) escribirAlfabeto()</text:p>
      <text:p text:style-name="P5"><text:s text:c="9"/>0) Sal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7:27:00.294362475</meta:creation-date>
    <dc:date>2014-05-03T17:27:17.778065283</dc:date>
    <meta:editing-duration>PT25M55S</meta:editing-duration>
    <meta:editing-cycles>3</meta:editing-cycles>
    <meta:generator>LibreOffice/4.1.5.3$Linux_X86_64 LibreOffice_project/410m0$Build-3</meta:generator>
    <meta:document-statistic meta:table-count="0" meta:image-count="0" meta:object-count="0" meta:page-count="1" meta:paragraph-count="21" meta:word-count="468" meta:character-count="2884" meta:non-whitespace-character-count="2386"/>
  </office:meta>
</office:document-meta>
</file>